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2513" officeooo:paragraph-rsid="00072513" style:font-size-asian="18pt" style:font-size-complex="18pt"/>
    </style:style>
    <style:style style:name="P2" style:family="paragraph" style:parent-style-name="Standard">
      <style:text-properties fo:font-size="18pt" officeooo:rsid="00072513" officeooo:paragraph-rsid="000e8fa3" style:font-size-asian="18pt" style:font-size-complex="18pt"/>
    </style:style>
    <style:style style:name="P3" style:family="paragraph" style:parent-style-name="Standard">
      <style:text-properties fo:font-size="18pt" officeooo:rsid="00091d2a" officeooo:paragraph-rsid="00091d2a" style:font-size-asian="18pt" style:font-size-complex="18pt"/>
    </style:style>
    <style:style style:name="P4" style:family="paragraph" style:parent-style-name="Standard">
      <style:text-properties fo:font-size="18pt" officeooo:rsid="00091d2a" officeooo:paragraph-rsid="000a82b2" style:font-size-asian="18pt" style:font-size-complex="18pt"/>
    </style:style>
    <style:style style:name="P5" style:family="paragraph" style:parent-style-name="Standard">
      <style:text-properties fo:font-size="18pt" officeooo:rsid="000e8fa3" officeooo:paragraph-rsid="000e8fa3" style:font-size-asian="18pt" style:font-size-complex="18pt"/>
    </style:style>
    <style:style style:name="P6" style:family="paragraph" style:parent-style-name="Standard">
      <style:text-properties fo:font-size="18pt" officeooo:rsid="0011cf26" officeooo:paragraph-rsid="0011cf26" style:font-size-asian="18pt" style:font-size-complex="18pt"/>
    </style:style>
    <style:style style:name="P7" style:family="paragraph" style:parent-style-name="Standard">
      <style:text-properties fo:font-size="18pt" officeooo:rsid="000a82b2" officeooo:paragraph-rsid="000a82b2" style:font-size-asian="18pt" style:font-size-complex="18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072513" officeooo:paragraph-rsid="0007251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style="italic" style:text-underline-style="none" fo:font-weight="normal" officeooo:rsid="00100a15" officeooo:paragraph-rsid="00100a15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fo:font-size="18pt" fo:font-style="italic" officeooo:rsid="000a82b2" officeooo:paragraph-rsid="000a82b2" style:font-size-asian="18pt" style:font-style-asian="italic" style:font-size-complex="18pt" style:font-style-complex="italic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072513" officeooo:paragraph-rsid="00072513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text-properties fo:font-size="18pt" officeooo:rsid="00072513" officeooo:paragraph-rsid="00072513" style:font-size-asian="18pt" style:font-size-complex="18pt"/>
    </style:style>
    <style:style style:name="P13" style:family="paragraph" style:parent-style-name="Standard" style:list-style-name="L2">
      <style:text-properties fo:font-size="18pt" officeooo:rsid="00072513" officeooo:paragraph-rsid="00072513" style:font-size-asian="18pt" style:font-size-complex="18pt"/>
    </style:style>
    <style:style style:name="P14" style:family="paragraph" style:parent-style-name="Standard" style:list-style-name="L1">
      <style:text-properties fo:font-size="18pt" officeooo:rsid="00100a15" officeooo:paragraph-rsid="00100a15" style:font-size-asian="18pt" style:font-size-complex="18pt"/>
    </style:style>
    <style:style style:name="P15" style:family="paragraph" style:parent-style-name="Standard" style:list-style-name="L3">
      <style:text-properties fo:font-size="18pt" officeooo:rsid="000e8fa3" officeooo:paragraph-rsid="000e8fa3" style:font-size-asian="18pt" style:font-size-complex="18pt"/>
    </style:style>
    <style:style style:name="P16" style:family="paragraph" style:parent-style-name="Standard" style:list-style-name="L4">
      <style:text-properties fo:font-size="18pt" officeooo:rsid="00091d2a" officeooo:paragraph-rsid="00091d2a" style:font-size-asian="18pt" style:font-size-complex="18pt"/>
    </style:style>
    <style:style style:name="P17" style:family="paragraph" style:parent-style-name="Standard">
      <style:text-properties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8" style:family="paragraph" style:parent-style-name="Standard" style:list-style-name="L1">
      <style:text-properties style:font-name="Liberation Serif" fo:font-size="18pt" fo:font-style="italic" officeooo:rsid="00096954" officeooo:paragraph-rsid="00096954" style:font-size-asian="18pt" style:font-style-asian="italic" style:font-size-complex="18pt" style:font-style-complex="italic"/>
    </style:style>
    <style:style style:name="P19" style:family="paragraph" style:parent-style-name="Standard" style:list-style-name="L1">
      <style:text-properties style:font-name="Liberation Serif" fo:font-size="18pt" fo:font-style="italic" officeooo:rsid="00100a15" officeooo:paragraph-rsid="00100a15" style:font-size-asian="18pt" style:font-style-asian="italic" style:font-size-complex="18pt" style:font-style-complex="italic"/>
    </style:style>
    <style:style style:name="P20" style:family="paragraph" style:parent-style-name="Standard" style:list-style-name="L1">
      <style:text-properties style:font-name="Liberation Serif" fo:font-size="18pt" fo:font-style="italic" officeooo:rsid="001586a0" officeooo:paragraph-rsid="001586a0" style:font-size-asian="18pt" style:font-style-asian="italic" style:font-size-complex="18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0a6ba5"/>
    </style:style>
    <style:style style:name="T3" style:family="text">
      <style:text-properties officeooo:rsid="0011cf26"/>
    </style:style>
    <style:style style:name="T4" style:family="text">
      <style:text-properties officeooo:rsid="00147d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hone Stad</text:p>
      <text:p text:style-name="P1"/>
      <text:list xml:id="list1492523661635804379" text:style-name="L1">
        <text:list-item>
          <text:p text:style-name="P12">Grofvuil<text:span text:style-name="T2"> (Klantbeeld: voorbeelden)</text:span></text:p>
        </text:list-item>
        <text:list-item>
          <text:p text:style-name="P12">Bouw, -<text:span text:style-name="T4"> </text:span>sloopafval -&gt; bedrijfscontainer mogelijk</text:p>
        </text:list-item>
        <text:list-item>
          <text:p text:style-name="P14">Tuinafval -&gt; milieupark/grofvuil</text:p>
        </text:list-item>
      </text:list>
      <text:p text:style-name="P1"/>
      <text:list xml:id="list82027793276979" text:continue-numbering="true" text:style-name="L1">
        <text:list-item>
          <text:p text:style-name="P18">Huiscontainer (kliko) aanvragen, omwisselen, inleveren, beschadigd en/of gestolen (ook status)</text:p>
        </text:list-item>
        <text:list-item>
          <text:p text:style-name="P19">Grofvuil niet opgehaald</text:p>
        </text:list-item>
        <text:list-item>
          <text:p text:style-name="P19">Huiscontainer niet geleegd</text:p>
        </text:list-item>
        <text:list-item>
          <text:p text:style-name="P20">Ondergrondse containers (voor kaart)</text:p>
        </text:list-item>
      </text:list>
      <text:p text:style-name="P17"/>
      <text:list xml:id="list9043036493916490900" text:style-name="L2">
        <text:list-item>
          <text:p text:style-name="P13">Restafval (zwart)<text:span text:style-name="T1"> <text:s/>-&gt; afvalwijzer</text:span></text:p>
        </text:list-item>
        <text:list-item>
          <text:p text:style-name="P13">GFT (groen)</text:p>
        </text:list-item>
        <text:list-item>
          <text:p text:style-name="P13">Papier (blauw)</text:p>
        </text:list-item>
      </text:list>
      <text:p text:style-name="P1"/>
      <text:list xml:id="list7087925186732008122" text:style-name="L3">
        <text:list-item>
          <text:p text:style-name="P15">De huis-en bedrijfscontainer in de E-suite<text:span text:style-name="T3"> (minicontainer)</text:span></text:p>
        </text:list-item>
        <text:list-item>
          <text:p text:style-name="P15">Containeradoptie in de E-suite</text:p>
        </text:list-item>
      </text:list>
      <text:p text:style-name="P5"/>
      <text:p text:style-name="P5">Vergeet niet bij email: fictief@rotterdam.nl in te vullen</text:p>
      <text:p text:style-name="P5">En bij telefoonnr.: 00000000</text:p>
      <text:p text:style-name="P2"/>
      <text:p text:style-name="P8">Melding Systeem Buitenruimte</text:p>
      <text:p text:style-name="P8"/>
      <text:p text:style-name="P9">Melding niet afgehandeld</text:p>
      <text:p text:style-name="P3">Welke afdelingen maken gebruik van MSB?</text:p>
      <text:list xml:id="list8623143911841685115" text:style-name="L4">
        <text:list-item>
          <text:p text:style-name="P16">schone stad algemeen</text:p>
        </text:list-item>
        <text:list-item>
          <text:p text:style-name="P16">openbare werken algemeen</text:p>
        </text:list-item>
        <text:list-item>
          <text:p text:style-name="P16">toezicht &amp; handhaving algemeen</text:p>
        </text:list-item>
      </text:list>
      <text:p text:style-name="P7"/>
      <text:p text:style-name="P10">Uitbellijst</text:p>
      <text:p text:style-name="P10">Buiten Scope (woonstad, woonbron etc.)</text:p>
      <text:p text:style-name="P4"/>
      <text:p text:style-name="P6">Buitenbeter app over meldingen over de buitenruim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19-06-30T08:20:11.665087236</dc:date>
    <meta:editing-duration>PT19M1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15" meta:character-count="817" meta:non-whitespace-character-count="740"/>
  </office:meta>
</office:document-meta>
</file>